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Montserrat" svg:font-family="Montserra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fo:text-align="justify" style:page-number="1"/>
    </style:style>
    <style:style style:name="T3" style:parent-style-name="Fuentedepárrafopredeter." style:family="text">
      <style:text-properties style:font-name="Montserrat" style:font-name-asian="Montserrat" style:font-name-complex="Montserrat" fo:font-size="30pt" style:font-size-asian="30pt" style:font-size-complex="30pt"/>
    </style:style>
    <style:style style:name="P4" style:parent-style-name="Standard" style:family="paragraph">
      <style:paragraph-properties fo:text-align="justify"/>
    </style:style>
    <style:style style:name="P5" style:parent-style-name="Título1" style:family="paragraph">
      <style:paragraph-properties fo:text-align="justify"/>
    </style:style>
    <style:style style:name="P6" style:parent-style-name="Standard" style:family="paragraph">
      <style:paragraph-properties fo:text-align="justify" fo:margin-left="0.5in">
        <style:tab-stops/>
      </style:paragraph-properties>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fo:margin-bottom="0.1666in" fo:line-height="100%"/>
    </style:style>
    <style:style style:name="T16" style:parent-style-name="Fuentedepárrafopredeter." style:family="text">
      <style:text-properties fo:font-weight="bold" style:font-weight-asian="bold"/>
    </style:style>
    <style:style style:name="T17" style:parent-style-name="Fuentedepárrafopredeter." style:family="text">
      <style:text-properties fo:font-weight="bold" style:font-weight-asian="bold"/>
    </style:style>
    <style:style style:name="P18" style:parent-style-name="Standard" style:family="paragraph">
      <style:paragraph-properties fo:text-align="justify" fo:margin-bottom="0.1666in" fo:line-height="100%"/>
    </style:style>
    <style:style style:name="P19" style:parent-style-name="Standard" style:family="paragraph">
      <style:paragraph-properties fo:text-align="justify" fo:margin-top="0.1666in" fo:margin-bottom="0.1666in" fo:line-height="100%"/>
    </style:style>
    <style:style style:name="T20" style:parent-style-name="Fuentedepárrafopredeter." style:family="text">
      <style:text-properties fo:font-weight="bold" style:font-weight-asian="bold"/>
    </style:style>
    <style:style style:name="P21" style:parent-style-name="Standard" style:family="paragraph">
      <style:paragraph-properties fo:text-align="justify" fo:margin-top="0.1666in" fo:margin-bottom="0.1666in" fo:line-height="100%"/>
    </style:style>
    <style:style style:name="P22" style:parent-style-name="Standard" style:family="paragraph">
      <style:paragraph-properties fo:text-align="justify" fo:margin-top="0.1666in" fo:margin-bottom="0.1666in" fo:line-height="100%"/>
    </style:style>
    <style:style style:name="T23" style:parent-style-name="Fuentedepárrafopredeter." style:family="text">
      <style:text-properties fo:font-weight="bold" style:font-weight-asian="bold"/>
    </style:style>
    <style:style style:name="P24" style:parent-style-name="Standard" style:family="paragraph">
      <style:paragraph-properties fo:text-align="justify" fo:margin-top="0.1666in" fo:margin-bottom="0.1666in" fo:line-height="100%"/>
    </style:style>
    <style:style style:name="T25" style:parent-style-name="Fuentedepárrafopredeter." style:family="text">
      <style:text-properties fo:font-style="italic" style:font-style-asian="italic"/>
    </style:style>
    <style:style style:name="P26" style:parent-style-name="Standard" style:family="paragraph">
      <style:paragraph-properties fo:text-align="justify" fo:margin-top="0.1666in" fo:margin-bottom="0.1666in" fo:line-height="100%"/>
    </style:style>
    <style:style style:name="P27" style:parent-style-name="Standard" style:family="paragraph">
      <style:paragraph-properties fo:text-align="justify" fo:margin-top="0.1666in" fo:margin-bottom="0.1666in" fo:line-height="100%"/>
    </style:style>
    <style:style style:name="P28" style:parent-style-name="Título1" style:family="paragraph">
      <style:paragraph-properties fo:text-align="justify" fo:margin-top="0.1666in" fo:margin-bottom="0.1666in"/>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fo:margin-left="0.5in">
        <style:tab-stops/>
      </style:paragraph-properties>
    </style:style>
    <style:style style:name="P36" style:parent-style-name="Título1" style:family="paragraph">
      <style:paragraph-properties fo:text-align="justify"/>
    </style:style>
    <style:style style:name="P37" style:parent-style-name="Standard" style:family="paragraph">
      <style:paragraph-properties fo:text-align="justify"/>
    </style:style>
    <style:style style:name="P38" style:parent-style-name="Título2"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T41" style:parent-style-name="Fuentedepárrafopredeter." style:family="text">
      <style:text-properties fo:font-weight="bold" style:font-weight-asian="bold"/>
    </style:style>
    <style:style style:name="P42" style:parent-style-name="Standard" style:family="paragraph">
      <style:paragraph-properties fo:text-align="justify" fo:margin-left="0.5in">
        <style:tab-stops/>
      </style:paragraph-properties>
    </style:style>
    <style:style style:name="P43" style:parent-style-name="Standard" style:family="paragraph">
      <style:paragraph-properties fo:text-align="justify"/>
    </style:style>
    <style:style style:name="T44" style:parent-style-name="Fuentedepárrafopredeter." style:family="text">
      <style:text-properties fo:font-weight="bold" style:font-weight-asian="bold"/>
    </style:style>
    <style:style style:name="P45" style:parent-style-name="Standard" style:family="paragraph">
      <style:paragraph-properties fo:text-align="justify" fo:margin-left="0.5in">
        <style:tab-stops/>
      </style:paragraph-properties>
    </style:style>
    <style:style style:name="P46" style:parent-style-name="Standard" style:family="paragraph">
      <style:paragraph-properties fo:text-align="justify"/>
    </style:style>
    <style:style style:name="T47" style:parent-style-name="Fuentedepárrafopredeter." style:family="text">
      <style:text-properties fo:font-weight="bold" style:font-weight-asian="bold"/>
    </style:style>
    <style:style style:name="T48" style:parent-style-name="Fuentedepárrafopredeter." style:family="text">
      <style:text-properties fo:font-weight="bold" style:font-weight-asian="bold"/>
    </style:style>
    <style:style style:name="P49" style:parent-style-name="Standard" style:family="paragraph">
      <style:paragraph-properties fo:text-align="justify" fo:margin-left="0.5in">
        <style:tab-stops/>
      </style:paragraph-properties>
    </style:style>
    <style:style style:name="P50" style:parent-style-name="Standard" style:family="paragraph">
      <style:paragraph-properties fo:text-align="justify"/>
    </style:style>
    <style:style style:name="T51" style:parent-style-name="Fuentedepárrafopredeter." style:family="text">
      <style:text-properties fo:font-weight="bold" style:font-weight-asian="bold"/>
    </style:style>
    <style:style style:name="T52" style:parent-style-name="Fuentedepárrafopredeter." style:family="text">
      <style:text-properties fo:font-weight="bold" style:font-weight-asian="bold"/>
    </style:style>
    <style:style style:name="P53" style:parent-style-name="Standard" style:family="paragraph">
      <style:paragraph-properties fo:text-align="justify"/>
    </style:style>
    <style:style style:name="T54" style:parent-style-name="Fuentedepárrafopredeter." style:family="text">
      <style:text-properties fo:font-weight="bold" style:font-weight-asian="bold"/>
    </style:style>
    <style:style style:name="P55" style:parent-style-name="Standard" style:family="paragraph">
      <style:paragraph-properties fo:text-align="justify" fo:margin-left="0.5in">
        <style:tab-stops/>
      </style:paragraph-properties>
    </style:style>
    <style:style style:name="P56" style:parent-style-name="Standard" style:family="paragraph">
      <style:paragraph-properties fo:text-align="justify"/>
    </style:style>
    <style:style style:name="T57" style:parent-style-name="Fuentedepárrafopredeter." style:family="text">
      <style:text-properties fo:font-weight="bold" style:font-weight-asian="bold"/>
    </style:style>
    <style:style style:name="P58" style:parent-style-name="Standard" style:family="paragraph">
      <style:paragraph-properties fo:text-align="justify" fo:margin-left="0.5in">
        <style:tab-stops/>
      </style:paragraph-properties>
    </style:style>
    <style:style style:name="P59" style:parent-style-name="Standard" style:family="paragraph">
      <style:paragraph-properties fo:text-align="justify"/>
    </style:style>
    <style:style style:name="T60" style:parent-style-name="Fuentedepárrafopredeter." style:family="text">
      <style:text-properties fo:font-weight="bold" style:font-weight-asian="bold"/>
    </style:style>
    <style:style style:name="T61" style:parent-style-name="Fuentedepárrafopredeter." style:family="text">
      <style:text-properties fo:font-weight="bold" style:font-weight-asian="bold"/>
    </style:style>
    <style:style style:name="P62" style:parent-style-name="Standard" style:family="paragraph">
      <style:paragraph-properties fo:text-align="justify" fo:margin-left="0.5in">
        <style:tab-stops/>
      </style:paragraph-properties>
    </style:style>
    <style:style style:name="P63" style:parent-style-name="Standard" style:family="paragraph">
      <style:paragraph-properties fo:text-align="justify"/>
    </style:style>
    <style:style style:name="T64" style:parent-style-name="Fuentedepárrafopredeter." style:family="text">
      <style:text-properties fo:font-weight="bold" style:font-weight-asian="bold"/>
    </style:style>
    <style:style style:name="P65" style:parent-style-name="Standard" style:family="paragraph">
      <style:paragraph-properties fo:text-align="justify" fo:margin-left="0.5in">
        <style:tab-stops/>
      </style:paragraph-properties>
    </style:style>
    <style:style style:name="P66" style:parent-style-name="Título2" style:family="paragraph">
      <style:paragraph-properties fo:text-align="justify"/>
    </style:style>
    <style:style style:name="P67" style:parent-style-name="Standard" style:family="paragraph">
      <style:paragraph-properties fo:text-align="justify"/>
    </style:style>
    <style:style style:name="T68" style:parent-style-name="Fuentedepárrafopredeter." style:family="text">
      <style:text-properties fo:font-weight="bold" style:font-weight-asian="bold"/>
    </style:style>
    <style:style style:name="P69" style:parent-style-name="Standard" style:family="paragraph">
      <style:paragraph-properties fo:text-align="justify" fo:margin-left="0.5in">
        <style:tab-stops/>
      </style:paragraph-properties>
    </style:style>
    <style:style style:name="P70" style:parent-style-name="Standard" style:family="paragraph">
      <style:paragraph-properties fo:text-align="justify"/>
    </style:style>
    <style:style style:name="T71" style:parent-style-name="Fuentedepárrafopredeter." style:family="text">
      <style:text-properties fo:font-weight="bold" style:font-weight-asian="bold"/>
    </style:style>
    <style:style style:name="P72" style:parent-style-name="Standard" style:family="paragraph">
      <style:paragraph-properties fo:text-align="justify" fo:margin-left="0.5in">
        <style:tab-stops/>
      </style:paragraph-properties>
    </style:style>
    <style:style style:name="P73" style:parent-style-name="Standard" style:family="paragraph">
      <style:paragraph-properties fo:text-align="justify"/>
    </style:style>
    <style:style style:name="T74" style:parent-style-name="Fuentedepárrafopredeter." style:family="text">
      <style:text-properties fo:font-weight="bold" style:font-weight-asian="bold"/>
    </style:style>
    <style:style style:name="T75" style:parent-style-name="Fuentedepárrafopredeter." style:family="text">
      <style:text-properties fo:font-weight="bold" style:font-weight-asian="bold"/>
    </style:style>
    <style:style style:name="P76" style:parent-style-name="Standard" style:family="paragraph">
      <style:paragraph-properties fo:text-align="justify" fo:margin-left="0.5in">
        <style:tab-stops/>
      </style:paragraph-properties>
    </style:style>
    <style:style style:name="P77" style:parent-style-name="Título2"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T80" style:parent-style-name="Fuentedepárrafopredeter." style:family="text">
      <style:text-properties fo:font-weight="bold" style:font-weight-asian="bold"/>
    </style:style>
    <style:style style:name="P81" style:parent-style-name="Standard" style:family="paragraph">
      <style:paragraph-properties fo:text-align="justify" fo:margin-left="0.5in">
        <style:tab-stops/>
      </style:paragraph-properties>
    </style:style>
    <style:style style:name="P82" style:parent-style-name="Standard" style:family="paragraph">
      <style:paragraph-properties fo:text-align="justify"/>
    </style:style>
    <style:style style:name="T83" style:parent-style-name="Fuentedepárrafopredeter." style:family="text">
      <style:text-properties fo:font-weight="bold" style:font-weight-asian="bold"/>
    </style:style>
    <style:style style:name="P84" style:parent-style-name="Standard" style:family="paragraph">
      <style:paragraph-properties fo:text-align="justify"/>
    </style:style>
    <style:style style:name="T85" style:parent-style-name="Fuentedepárrafopredeter." style:family="text">
      <style:text-properties fo:font-weight="bold" style:font-weight-asian="bold"/>
    </style:style>
    <style:style style:name="T86" style:parent-style-name="Fuentedepárrafopredeter." style:family="text">
      <style:text-properties fo:font-weight="bold" style:font-weight-asian="bold"/>
    </style:style>
    <style:style style:name="P87" style:parent-style-name="Standard" style:family="paragraph">
      <style:paragraph-properties fo:text-align="justify" fo:margin-left="0.5in">
        <style:tab-stops/>
      </style:paragraph-properties>
    </style:style>
    <style:style style:name="P88" style:parent-style-name="Standard" style:family="paragraph">
      <style:paragraph-properties fo:text-align="justify"/>
    </style:style>
    <style:style style:name="T89" style:parent-style-name="Fuentedepárrafopredeter." style:family="text">
      <style:text-properties fo:font-weight="bold" style:font-weight-asian="bold"/>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fo:margin-left="0.5in">
        <style:tab-stops/>
      </style:paragraph-properties>
    </style:style>
  </office:automatic-styles>
  <office:body>
    <office:text text:use-soft-page-breaks="true">
      <text:p text:style-name="P1"><text:bookmark-start text:name="_iedqqrplcdxa"/><text:bookmark-end text:name="_iedqqrplcdxa"/><text:span text:style-name="T3">¿CÓMO VENCER A LAS FAKE NEWS?</text:span></text:p>
      <text:p text:style-name="P4"/>
      <text:list text:style-name="WWNum1">
        <text:list-item text:start-value="1">
          <text:p text:style-name="P5"><text:bookmark-start text:name="_ab2w0p5u46e2"/><text:bookmark-end text:name="_ab2w0p5u46e2"/><text:s/>Un poco de Historia</text:p>
        </text:list-item>
      </text:list>
      <text:p text:style-name="P6"/>
      <text:p text:style-name="P7">Hoy en día escuchamos por todos los lados el término Fake News. Puede parecer sorprendente pero las noticias falsas no son un término nuevo, se remontan hasta la época de Roma, donde<text:s/>encontramos el primero ejemplo.</text:p>
      <text:p text:style-name="P8"/>
      <text:p text:style-name="P9">A lo largo de la historia existen muchos ejemplos de noticias falsas y la gran repercusión que tienen, podemos destacar algunas leyendas difundidas tras el descubrimiento de América como País de Jaula o El dorado hasta la propaganda nazi, que a través de medios como la radio afirmaban que los enemigos políticos del régimen, especialmente los judíos, eran responsables del malestar y las dificultades que enfrentaba la sociedad alemana.</text:p>
      <text:p text:style-name="P10"/>
      <text:p text:style-name="P11">En los últimos años el número de noticias falsas ha crecido de manera exponencial debido a la existencia de un nuevo mecanismo que permite su rápida difusión, Internet.</text:p>
      <text:p text:style-name="P12"/>
      <text:p text:style-name="P13">A continuación se encuentra una lista con algunas de las noticias falsas más relevantes de los últimos años:</text:p>
      <text:p text:style-name="P14"/>
      <text:list text:style-name="WWNum6">
        <text:list-item>
          <text:p text:style-name="P15"><text:span text:style-name="T16">Trump logró la<text:s/></text:span><text:span text:style-name="T17">mayor audiencia televisiva de una investidura</text:span></text:p>
        </text:list-item>
      </text:list>
      <text:p text:style-name="P18">Donald Trump presumió en febrero de 2017 de haber logrado la mayor audiencia (45,6 millones de televidentes) de la historia de las investiduras presidenciales. En realidad, la de Obama en 2010 fue seguida por 48 millones de personas. La de George W. Bush en 2003, por 62,1.</text:p>
      <text:list text:style-name="WWNum8">
        <text:list-item>
          <text:p text:style-name="P19"><text:span text:style-name="T20">Los rusos manipularon las elecciones estadounidenses</text:span></text:p>
        </text:list-item>
      </text:list>
      <text:p text:style-name="P21">Según un sondeo, el 52 % de los votantes del Partido Demócrata creen que los servicios secretos rusos influyeron en las<text:s/>elecciones presidenciales estadounidenses para darle la victoria a Trump. De momento, no hay pruebas de ello.</text:p>
      <text:list text:style-name="WWNum3">
        <text:list-item>
          <text:p text:style-name="P22"><text:span text:style-name="T23">La agonía de Hugo Chávez</text:span></text:p>
        </text:list-item>
      </text:list>
      <text:p text:style-name="P24">En enero de 2013, el diario<text:s/><text:span text:style-name="T25">El País</text:span><text:s/>publicó en portada una foto en la que se veía al líder venezolano intubado en un hospital cubano durante el tratamiento de la grave enfermedad que acabaría con su vida dos meses después. La imagen, proporcionada por la agencia de prensa GtresOnline, fue retirada al cabo de pocas horas por el propio periódico tras saberse que el retratado no era Chávez, sino una persona que se le parecía.</text:p>
      <text:p text:style-name="P26"/>
      <text:p text:style-name="P27"/>
      <text:list text:style-name="WWNum1" text:continue-numbering="true">
        <text:list-item>
          <text:p text:style-name="P28"><text:bookmark-start text:name="_l9ervnwf17al"/><text:bookmark-end text:name="_l9ervnwf17al"/><text:soft-page-break/><text:s/>Objetivos de las noticias falsas</text:p>
        </text:list-item>
      </text:list>
      <text:p text:style-name="P29">Los principales objetivos de las noticias falsas generadas en Internet en la actualidad tienen como objetivo:</text:p>
      <text:p text:style-name="P30"/>
      <text:list text:style-name="WWNum7">
        <text:list-item>
          <text:p text:style-name="P31">Afectar en los resultados de procesos electorales.</text:p>
        </text:list-item>
        <text:list-item>
          <text:p text:style-name="P32">Influir en las decisiones estratégicas de grandes compañías o empresas ya sean públicas o privadas.</text:p>
        </text:list-item>
        <text:list-item>
          <text:p text:style-name="P33">Atacar la reputación personal o empresarial.</text:p>
        </text:list-item>
        <text:list-item>
          <text:p text:style-name="P34">Viralizar la propagación de malware que pueden contener estas noticias mediante un enlace que invite a leer más sobre esta noticia.</text:p>
        </text:list-item>
      </text:list>
      <text:p text:style-name="P35"/>
      <text:list text:style-name="WWNum1" text:continue-numbering="true">
        <text:list-item>
          <text:p text:style-name="P36"><text:bookmark-start text:name="_27alrb79vfx3"/><text:bookmark-end text:name="_27alrb79vfx3"/><text:s/>Luchar contra las fake-news</text:p>
        </text:list-item>
      </text:list>
      <text:p text:style-name="P37"/>
      <text:h text:style-name="P38" text:outline-level="2"><text:bookmark-start text:name="_9vjlimfrtcjy"/><text:bookmark-end text:name="_9vjlimfrtcjy"/>3.1 Identificar la noticia falsa</text:h>
      <text:p text:style-name="P39"/>
      <text:list text:style-name="WWNum4">
        <text:list-item text:start-value="1">
          <text:p text:style-name="P40"><text:span text:style-name="T41">Tener cuidado con URL extrañas o desconocidas</text:span>. Ser escéptico de los nombres de dominio extraños. Además, las noticias que se publican en los sitios de blogs (con dominios que<text:s/>terminan en wordpress.com, blogspot.com, o frases similares) muchos no son fiables.</text:p>
        </text:list-item>
      </text:list>
      <text:p text:style-name="P42"/>
      <text:list text:style-name="WWNum4" text:continue-numbering="true">
        <text:list-item>
          <text:p text:style-name="P43"><text:span text:style-name="T44">Encuentra el artículo original.</text:span><text:s/>Si estás buscando en un canal de noticias que agrega noticias de una variedad de fuentes, es importante tratar de encontrar el lugar donde<text:s/>el artículo fue publicado por primera vez. Siga los enlaces del artículo que llevan a la fuente de reporte, y evalúe esa fuente. Lea otras piezas de ellos para ver si tienen una inclinación o sesgo particular.</text:p>
        </text:list-item>
      </text:list>
      <text:p text:style-name="P45"/>
      <text:list text:style-name="WWNum4" text:continue-numbering="true">
        <text:list-item>
          <text:p text:style-name="P46"><text:span text:style-name="T47">Leer la sección "Sobre nosotros" de un sitio<text:s/></text:span><text:span text:style-name="T48">web</text:span>. La mayoría de los sitios de noticias legítimas tendrán una sección directa que describe lo que hacen. Si el lenguaje de la sección "Sobre" resulta extremo o melodramático, puede que no sea una fuente confiable.</text:p>
        </text:list-item>
      </text:list>
      <text:p text:style-name="P49"/>
      <text:list text:style-name="WWNum4" text:continue-numbering="true">
        <text:list-item>
          <text:p text:style-name="P50"><text:span text:style-name="T51">Conecta frases clave de la historia en<text:s/></text:span><text:span text:style-name="T52">tu buscador (Google, Mozilla Firefox…)</text:span>. Si hay elementos del artículo que parecen descabellados, saca frases o ideas clave y conectalas a Google u otro motor de búsqueda. Si la frase es verdadera y de interés periodístico, debe ser reportada por otras fuentes.</text:p>
        </text:list-item>
        <text:list-item>
          <text:p text:style-name="P53"><text:span text:style-name="T54">Comprobar la fecha de la historia</text:span>. A veces una vieja historia hace las rondas como si fuera nueva información. Esta falta de contexto puede sesgar la percepción de la historia. Siempre hay que leer la fecha de publicación original de un artículo en particular.</text:p>
        </text:list-item>
      </text:list>
      <text:p text:style-name="P55"/>
      <text:list text:style-name="WWNum4" text:continue-numbering="true">
        <text:list-item>
          <text:p text:style-name="P56"><text:span text:style-name="T57">Mirar cuidadosamente las imágenes.</text:span><text:s/>Compruebe si las imágenes del artículo coinciden con los detalles del artículo. Por ejemplo, asegurarse de que las fotos se<text:s/><text:soft-page-break/>tomaron por la noche si el incidente del artículo ocurrió en la noche.</text:p>
        </text:list-item>
      </text:list>
      <text:p text:style-name="P58"/>
      <text:list text:style-name="WWNum4" text:continue-numbering="true">
        <text:list-item>
          <text:p text:style-name="P59"><text:span text:style-name="T60">Utilizar los s</text:span><text:span text:style-name="T61">ervicios de verificación de hechos en línea</text:span>. Numerosos sitios web, como Snopes, Politifact, y Factcheck.org, se dedican a tratar de comprobar los hechos artículos de noticias. Buscar un tema o artículo a través de un sitio de verificación de hechos para ver si se puede confiar.</text:p>
        </text:list-item>
      </text:list>
      <text:p text:style-name="P62"/>
      <text:list text:style-name="WWNum4" text:continue-numbering="true">
        <text:list-item>
          <text:p text:style-name="P63"><text:span text:style-name="T64">Considerar el sesgo político de una historia.</text:span><text:s/>Cada vez que lea una noticia, piense en quién podría beneficiarse de dicha información.</text:p>
        </text:list-item>
      </text:list>
      <text:p text:style-name="P65"/>
      <text:h text:style-name="P66" text:outline-level="2"><text:bookmark-start text:name="_k0hr1f5348cs"/><text:bookmark-end text:name="_k0hr1f5348cs"/>3.2 <text:s/>¿Compartir la noticia?</text:h>
      <text:list text:style-name="WWNum2">
        <text:list-item text:start-value="1">
          <text:p text:style-name="P67"><text:span text:style-name="T68">Pensar bien antes de publicar.</text:span><text:s/>Una de las maneras más efectivas de detener la difusión de noticias falsas es simplemente reducir la velocidad y pensar antes de hacer por ejemplo un retweet o compartir artículos de noticias en las redes sociales. Hay que tomarse el tiempo necesario para analizar críticamente una noticia y su<text:s/>fuente antes de publicarla.</text:p>
        </text:list-item>
      </text:list>
      <text:p text:style-name="P69"/>
      <text:list text:style-name="WWNum2" text:continue-numbering="true">
        <text:list-item>
          <text:p text:style-name="P70"><text:span text:style-name="T71">No comparta historias basadas en titulares.</text:span><text:s/>Para determinar la validez de un artículo de noticias, realmente hay que leerlo. Nunca compartir noticias basadas en sus titulares.</text:p>
        </text:list-item>
      </text:list>
      <text:p text:style-name="P72"/>
      <text:list text:style-name="WWNum2" text:continue-numbering="true">
        <text:list-item>
          <text:p text:style-name="P73"><text:span text:style-name="T74">Comparte noticias verdaderas en tus redes sociale</text:span><text:span text:style-name="T75">s.</text:span><text:s/>Se puede ayudar a reducir la visibilidad de las noticias falsas si aumentamos el número ed noticias verdaderas.</text:p>
        </text:list-item>
      </text:list>
      <text:p text:style-name="P76"/>
      <text:h text:style-name="P77" text:outline-level="2"><text:bookmark-start text:name="_lofj1kys0n5b"/><text:bookmark-end text:name="_lofj1kys0n5b"/>3.3 Enseñar a combatir las fake news</text:h>
      <text:p text:style-name="P78"/>
      <text:list text:style-name="WWNum5">
        <text:list-item text:start-value="1">
          <text:p text:style-name="P79"><text:span text:style-name="T80">Animar a amigos y familiares a evitar los medios de comunicación inflamatorios</text:span>. Los medios de<text:s/>comunicación que se sabe que están polarizando y propensos a exagerar son más propensos a compartir historias sesgadas o inexactas</text:p>
        </text:list-item>
      </text:list>
      <text:p text:style-name="P81"/>
      <text:list text:style-name="WWNum5" text:continue-numbering="true">
        <text:list-item>
          <text:p text:style-name="P82"><text:span text:style-name="T83">Aconsejar a los amigos y familiares que lean los artículos completos antes de repostar.</text:span></text:p>
        </text:list-item>
        <text:list-item>
          <text:p text:style-name="P84"><text:span text:style-name="T85">Si ves historias de noticias falsas<text:s/></text:span><text:span text:style-name="T86">que vienen a través de su flujo de las redes sociales,</text:span><text:s/>mira quién los está reponiendo y denuncialo.</text:p>
        </text:list-item>
      </text:list>
      <text:p text:style-name="P87"/>
      <text:list text:style-name="WWNum5" text:continue-numbering="true">
        <text:list-item>
          <text:p text:style-name="P88"><text:span text:style-name="T89">Enseña a amigos y familiares cómo identificar noticias falsas.</text:span>Esbozar algunos consejos para atrapar artículos dudosos o totalmente falsos, o comparta esta<text:s/>guía para combatir las fake news.</text:p>
        </text:list-item>
      </text:list>
      <text:p text:style-name="P90"/>
      <text:p text:style-name="P91">Ten en cuenta que la mejor forma de identificar una noticia falsa es contrastar la información que aparece en ella o incluso buscar si la propia noticia se trata de una fake new.</text:p>
      <text:p text:style-name="P92"/>
      <text:p text:style-name="P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Montserrat" svg:font-family="Montserra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fo:font-weight="bold" style:font-weight-asian="bold"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fo:font-weight="bold" style:font-weight-asian="bold"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fo:font-weight="bold" style:font-weight-asian="bold"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weight="bold" style:font-weight-asian="bold"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fo:font-weight="bold" style:font-weight-asian="bold"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fo:font-weight="bold" style:font-weight-asian="bold"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fo:font-weight="bold" style:font-weight-asian="bold"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pt" fo:hyphenate="false"/>
    </style:style>
    <style:style style:name="EncabezadoCar" style:display-name="Encabezado Car" style:family="text" style:parent-style-name="Fuentedepárrafopredeter.">
      <style:text-properties style:font-name-complex="Mangal" style:font-size-complex="10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pt" fo:hyphenate="false"/>
    </style:style>
    <style:style style:name="PiedepáginaCar" style:display-name="Pie de página Car" style:family="text" style:parent-style-name="Fuentedepárrafopredeter.">
      <style:text-properties style:font-name-complex="Mangal" style:font-size-complex="10pt"/>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edepágina" style:family="paragraph">
      <style:paragraph-properties fo:text-align="end"/>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Encabezado"/>
      </style:header>
      <style:footer>
        <text:p text:style-name="P2"><draw:frame draw:style-name="a0" draw:name="Imagen 1" text:anchor-type="as-char" svg:x="0in" svg:y="0in" svg:width="0.91667in" svg:height="0.32292in" style:rel-width="scale" style:rel-height="scale"><draw:image xlink:href="media/image1.pn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erardo parra</dc:creator>
    <meta:creation-date>2019-12-19T17:00:00Z</meta:creation-date>
    <dc:date>2019-12-19T17:05:00Z</dc:date>
    <meta:template xlink:href="Normal.dotm" xlink:type="simple"/>
    <meta:editing-cycles>2</meta:editing-cycles>
    <meta:editing-duration>PT300S</meta:editing-duration>
    <meta:document-statistic meta:page-count="3" meta:paragraph-count="12" meta:word-count="970" meta:character-count="6297" meta:row-count="44" meta:non-whitespace-character-count="5339"/>
  </office:meta>
</office:document-meta>
</file>